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4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5" style:family="graphic" style:parent-style-name="objectwithoutfill">
      <style:graphic-properties svg:stroke-width="0.102cm" svg:stroke-color="#ff0000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7" style:family="graphic" style:parent-style-name="objectwithoutfill">
      <style:graphic-properties svg:stroke-width="0.152cm" svg:stroke-color="#ff0000" draw:marker-start="Arrow" draw:marker-start-width="0.432cm" draw:marker-end="" draw:marker-end-width="0.432cm" draw:fill="solid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draw:stroke="dash" draw:stroke-dash="Double_20_Dash" svg:stroke-width="0.102cm" svg:stroke-color="#00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fo:min-height="0.991cm"/>
      <style:paragraph-properties style:writing-mode="lr-tb"/>
    </style:style>
    <style:style style:name="gr10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213cm"/>
      <style:paragraph-properties style:writing-mode="lr-tb"/>
    </style:style>
    <style:style style:name="gr15" style:family="graphic" style:parent-style-name="objectwithoutfill">
      <style:graphic-properties svg:stroke-width="0.102cm" svg:stroke-color="#ff0000" draw:marker-start-width="0.356cm" draw:marker-end="Arrow" draw:marker-end-width="0.457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end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866cm" svg:y1="15.327cm" svg:x2="11.922cm" svg:y2="15.351cm">
            <text:p/>
          </draw:line>
          <draw:line draw:style-name="gr1" draw:text-style-name="P1" draw:layer="layout" svg:x1="7.985cm" svg:y1="15.859cm" svg:x2="7.985cm" svg:y2="8.493cm">
            <text:p/>
          </draw:line>
          <draw:line draw:style-name="gr1" draw:text-style-name="P2" draw:layer="layout" svg:x1="5.921cm" svg:y1="13.072cm" svg:x2="8.001cm" svg:y2="10.589cm">
            <text:p/>
          </draw:line>
          <draw:line draw:style-name="gr2" draw:text-style-name="P1" draw:layer="layout" svg:x1="5.921cm" svg:y1="13.071cm" svg:x2="7.966cm" svg:y2="15.306cm">
            <text:p/>
          </draw:line>
          <draw:frame draw:style-name="gr3" draw:text-style-name="P3" draw:layer="layout" svg:width="1.502cm" svg:height="1.114cm" svg:x="6.845cm" svg:y="9.72cm">
            <draw:text-box>
              <text:p>Q<text:span text:style-name="T1">1</text:span></text:p>
            </draw:text-box>
          </draw:frame>
          <draw:line draw:style-name="gr4" draw:text-style-name="P1" draw:layer="layout" svg:x1="5.921cm" svg:y1="13.071cm" svg:x2="5.946cm" svg:y2="15.429cm">
            <text:p/>
          </draw:line>
          <draw:line draw:style-name="gr4" draw:text-style-name="P1" draw:layer="layout" svg:x1="5.921cm" svg:y1="13.071cm" svg:x2="8.116cm" svg:y2="13.071cm">
            <text:p/>
          </draw:line>
          <draw:line draw:style-name="gr5" draw:text-style-name="P2" draw:layer="layout" svg:x1="5.922cm" svg:y1="13.072cm" svg:x2="8.002cm" svg:y2="10.589cm">
            <text:p/>
          </draw:line>
          <draw:line draw:style-name="gr1" draw:text-style-name="P1" draw:layer="layout" svg:x1="9.636cm" svg:y1="8.874cm" svg:x2="8.001cm" svg:y2="10.615cm">
            <text:p/>
          </draw:line>
          <draw:line draw:style-name="gr6" draw:text-style-name="P1" draw:layer="layout" svg:x1="10.525cm" svg:y1="8.874cm" svg:x2="6.658cm" svg:y2="13.401cm">
            <text:p/>
          </draw:line>
          <draw:line draw:style-name="gr7" draw:text-style-name="P1" draw:layer="layout" svg:x1="6.569cm" svg:y1="13.909cm" svg:x2="7.966cm" svg:y2="13.909cm">
            <text:p/>
          </draw:line>
          <draw:line draw:style-name="gr8" draw:text-style-name="P1" draw:layer="layout" svg:x1="7.966cm" svg:y1="10.607cm" svg:x2="9.109cm" svg:y2="10.607cm">
            <text:p/>
          </draw:line>
          <draw:frame draw:style-name="gr9" draw:text-style-name="P3" draw:layer="layout" svg:width="1.651cm" svg:height="1.241cm" svg:x="9.109cm" svg:y="10.48cm">
            <draw:text-box>
              <text:p>P<text:span text:style-name="T1">0</text:span></text:p>
            </draw:text-box>
          </draw:frame>
          <draw:line draw:style-name="gr10" draw:text-style-name="P1" draw:layer="layout" svg:x1="8.982cm" svg:y1="10.607cm" svg:x2="6.95cm" svg:y2="13.02cm">
            <text:p/>
          </draw:line>
          <draw:line draw:style-name="gr10" draw:text-style-name="P1" draw:layer="layout" svg:x1="6.95cm" svg:y1="13.02cm" svg:x2="7.966cm" svg:y2="13.909cm">
            <text:p/>
          </draw:line>
          <draw:frame draw:style-name="gr11" draw:text-style-name="P3" draw:layer="layout" svg:width="1.524cm" svg:height="1.016cm" svg:x="8.493cm" svg:y="9.653cm">
            <draw:text-box>
              <text:p>E</text:p>
            </draw:text-box>
          </draw:frame>
          <draw:frame draw:style-name="gr12" draw:text-style-name="P3" draw:layer="layout" svg:width="1.016cm" svg:height="2.159cm" svg:x="11.287cm" svg:y="15.605cm">
            <draw:text-box>
              <text:p>v</text:p>
            </draw:text-box>
          </draw:frame>
          <draw:frame draw:style-name="gr13" draw:text-style-name="P3" draw:layer="layout" svg:width="1.524cm" svg:height="1.27cm" svg:x="7.223cm" svg:y="8.112cm">
            <draw:text-box>
              <text:p>i</text:p>
            </draw:text-box>
          </draw:frame>
          <draw:frame draw:style-name="gr11" draw:text-style-name="P3" draw:layer="layout" svg:width="1.905cm" svg:height="1.016cm" svg:x="10.652cm" svg:y="8.62cm">
            <draw:text-box>
              <text:p><text:span text:style-name="T2">Г’</text:span></text:p>
            </draw:text-box>
          </draw:frame>
          <draw:frame draw:style-name="gr14" draw:text-style-name="P3" draw:layer="layout" svg:width="1.905cm" svg:height="0.962cm" svg:x="8.493cm" svg:y="8.493cm">
            <draw:text-box>
              <text:p><text:span text:style-name="T2">Г</text:span></text:p>
            </draw:text-box>
          </draw:frame>
          <draw:line draw:style-name="gr15" draw:text-style-name="P1" draw:layer="layout" svg:x1="6.715cm" svg:y1="13.954cm" svg:x2="5.826cm" svg:y2="13.06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3:37:34.306700445</meta:creation-date>
    <dc:date>2022-01-08T13:51:30.956118821</dc:date>
    <meta:editing-duration>PT19H40M17S</meta:editing-duration>
    <meta:editing-cycles>14</meta:editing-cycles>
    <meta:generator>LibreOffice/6.4.7.2$Linux_X86_64 LibreOffice_project/40$Build-2</meta:generator>
    <meta:document-statistic meta:object-count="22"/>
  </office:meta>
</office:document-meta>
</file>